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d7e7" officeooo:paragraph-rsid="0012d7e7"/>
    </style:style>
    <style:style style:name="P2" style:family="paragraph" style:parent-style-name="Standard">
      <style:text-properties officeooo:rsid="0012d7e7" officeooo:paragraph-rsid="00132224"/>
    </style:style>
    <style:style style:name="P3" style:family="paragraph" style:parent-style-name="Standard">
      <style:text-properties officeooo:rsid="0012d7e7" officeooo:paragraph-rsid="0017b2fc"/>
    </style:style>
    <style:style style:name="P4" style:family="paragraph" style:parent-style-name="Standard">
      <style:text-properties officeooo:rsid="0012d7e7" officeooo:paragraph-rsid="001922d9"/>
    </style:style>
    <style:style style:name="P5" style:family="paragraph" style:parent-style-name="Standard">
      <style:text-properties officeooo:paragraph-rsid="0012d7e7"/>
    </style:style>
    <style:style style:name="P6" style:family="paragraph" style:parent-style-name="Standard">
      <style:text-properties officeooo:rsid="00132224" officeooo:paragraph-rsid="00132224"/>
    </style:style>
    <style:style style:name="P7" style:family="paragraph" style:parent-style-name="Standard">
      <style:text-properties officeooo:rsid="00132224" officeooo:paragraph-rsid="00137ef9"/>
    </style:style>
    <style:style style:name="P8" style:family="paragraph" style:parent-style-name="Standard">
      <style:text-properties officeooo:rsid="00132224" officeooo:paragraph-rsid="0017b2fc"/>
    </style:style>
    <style:style style:name="P9" style:family="paragraph" style:parent-style-name="Standard">
      <style:text-properties officeooo:rsid="00132224" officeooo:paragraph-rsid="001922d9"/>
    </style:style>
    <style:style style:name="P10" style:family="paragraph" style:parent-style-name="Standard">
      <style:text-properties officeooo:rsid="0017b2fc" officeooo:paragraph-rsid="0017b2fc"/>
    </style:style>
    <style:style style:name="P11" style:family="paragraph" style:parent-style-name="Standard">
      <style:text-properties officeooo:rsid="0017b2fc" officeooo:paragraph-rsid="001922d9"/>
    </style:style>
    <style:style style:name="P12" style:family="paragraph" style:parent-style-name="Standard">
      <style:text-properties officeooo:rsid="0018b70a" officeooo:paragraph-rsid="0018b70a"/>
    </style:style>
    <style:style style:name="T1" style:family="text">
      <style:text-properties officeooo:rsid="0012d7e7"/>
    </style:style>
    <style:style style:name="T2" style:family="text">
      <style:text-properties officeooo:rsid="00132224"/>
    </style:style>
    <style:style style:name="T3" style:family="text">
      <style:text-properties officeooo:rsid="00137ef9"/>
    </style:style>
    <style:style style:name="T4" style:family="text">
      <style:text-properties officeooo:rsid="0017b2fc"/>
    </style:style>
    <style:style style:name="T5" style:family="text">
      <style:text-properties officeooo:rsid="001922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kolas Kavaklis</text:p>
      <text:p text:style-name="P5"><text:span text:style-name="T1">Pattern: </text:span>Implicit vs. Explicit Priority: Neglecting Critical Error Handling </text:p>
      <text:p text:style-name="P5"/>
      <text:p text:style-name="P1">LLMs often prioritize the primary functional requirements of a task (e.g., performing arithmetic operations, reading files, maintaining state) over equally important, but less direct, error-handling rules. When a general rule (like "variables must be initialized before use") is stated alongside operational instructions, the LLM frequently fails to implement the necessary checks or default behaviors to prevent runtime errors related to that rule. This pattern highlights a failure to infer and implement defensive programming based on broad constraints, even when those constraints imply critical preconditions for operations.</text:p>
      <text:p text:style-name="P1"/>
      <text:p text:style-name="P1">Posible explanation:</text:p>
      <text:p text:style-name="P1">While transformer-based LLMs utilize positional encoding, they may struggle with prioritizing or synthesizing "negative" or conditional constraints that imply preconditions for core operations. Instructions for exceptions or preconditions that contradict or modify the direct execution flow (e.g., "do X, but only if Y is true, and ensure Z is never violated") might be treated as lower-priority modifiers rather than fundamental architectural requirements. This can lead to code that executes the main logic but crashes on edge cases implied by the rules, where a human developer would instinctively add checks for uninitialized variables, division by zero, or type mismatches.</text:p>
      <text:p text:style-name="P1"/>
      <text:p text:style-name="P5"><text:span text:style-name="T1">Example </text:span><text:span text:style-name="T4">1</text:span><text:span text:style-name="T1"> Prompt “The step list and variables”:</text:span></text:p>
      <text:p text:style-name="P5"/>
      <text:p text:style-name="Standard">You are provided with a CSV file called 'instructions.csv' that contains a list of steps for modifying variables.</text:p>
      <text:p text:style-name="Standard"/>
      <text:p text:style-name="Standard">The CSV has the following columns:</text:p>
      <text:p text:style-name="Standard"/>
      <text:p text:style-name="Standard">- Step: The step number (integer)</text:p>
      <text:p text:style-name="Standard">- Operation: One of the following operations:</text:p>
      <text:p text:style-name="Standard"><text:s text:c="4"/>- 'Set': Set a variable to a constant value</text:p>
      <text:p text:style-name="Standard"><text:s text:c="4"/>- 'Add': Add two variables, store result in target</text:p>
      <text:p text:style-name="Standard"><text:s text:c="4"/>- 'Subtract': Subtract second variable from first, store result in target</text:p>
      <text:p text:style-name="Standard"><text:s text:c="4"/>- 'Multiply': Multiply two variables, store result in target</text:p>
      <text:p text:style-name="Standard"><text:s text:c="4"/>- 'IfGreater': If target variable is greater than a constant, execute the next row as a sub-operation</text:p>
      <text:p text:style-name="Standard"><text:s text:c="4"/>- 'IfEqual': If target variable equals a constant, execute the next row as a sub-operation</text:p>
      <text:p text:style-name="Standard"><text:s text:c="4"/>- 'End': Terminate execution immediately</text:p>
      <text:p text:style-name="Standard"/>
      <text:p text:style-name="Standard">- Target: The target variable for the operation</text:p>
      <text:p text:style-name="Standard">- Value: First value, can be constant or variable name</text:p>
      <text:p text:style-name="Standard">- Condition: Second value, used for certain operations</text:p>
      <text:p text:style-name="Standard"/>
      <text:p text:style-name="Standard">**Rules:**</text:p>
      <text:p text:style-name="Standard">- All steps are executed in order.</text:p>
      <text:p text:style-name="Standard">- Conditionals only affect whether the immediate next step is executed or skipped.</text:p>
      <text:p text:style-name="Standard">- Variables start uninitialized and must be set before use.</text:p>
      <text:p text:style-name="Standard">- The program terminates on 'End'.</text:p>
      <text:p text:style-name="Standard"/>
      <text:p text:style-name="Standard">You must:</text:p>
      <text:p text:style-name="Standard">- Read the CSV file 'instructions.csv'</text:p>
      <text:p text:style-name="Standard">- Execute the instructions</text:p>
      <text:p text:style-name="Standard">- Maintain variable state as key-value pairs</text:p>
      <text:p text:style-name="Standard">- Print the final state as a dictionary</text:p>
      <text:p text:style-name="Standard"><text:soft-page-break/></text:p>
      <text:p text:style-name="Standard">Write a function called `execute_instructions()` to solve this.</text:p>
      <text:p text:style-name="Standard"/>
      <text:p text:style-name="P1">Output code can be found at uninitialized_variables.py and test csv with errors are as follows:</text:p>
      <text:p text:style-name="P1"/>
      <text:p text:style-name="P1"/>
      <text:p text:style-name="P6">instructions_1.csv</text:p>
      <text:p text:style-name="P2">In this example copilots code gives <text:span text:style-name="T2">error </text:span></text:p>
      <text:p text:style-name="P2">TypeError: unsupported operand type(s) for +: 'NoneType' and 'NoneType'</text:p>
      <text:p text:style-name="P2"/>
      <text:p text:style-name="P6">Even though </text:p>
      <text:p text:style-name="P6">- Variables start uninitialized and must be set before use.</text:p>
      <text:p text:style-name="P6"/>
      <text:p text:style-name="P6">Instruction_2.csv</text:p>
      <text:p text:style-name="P6">In this example copilot code gives </text:p>
      <text:p text:style-name="P6">TypeError: '&gt;' not supported between instances of 'NoneType' and 'int'</text:p>
      <text:p text:style-name="P6"/>
      <text:p text:style-name="P6">Even though </text:p>
      <text:p text:style-name="P6">- Variables start uninitialized and must be set before use.</text:p>
      <text:p text:style-name="P6"/>
      <text:p text:style-name="P7">Instruction_<text:span text:style-name="T3">3</text:span>.csv</text:p>
      <text:p text:style-name="P7">In this example copilot code gives </text:p>
      <text:p text:style-name="P6">TypeError: unsupported operand type(s) for *: 'NoneType' and 'int'</text:p>
      <text:p text:style-name="P6"/>
      <text:p text:style-name="P7">Even though </text:p>
      <text:p text:style-name="P7">- Variables start uninitialized and must be set before use.</text:p>
      <text:p text:style-name="P7"/>
      <text:p text:style-name="P11">Example 2 “<text:span text:style-name="T5">Zero division handling</text:span><text:span text:style-name="T1">”:</text:span></text:p>
      <text:p text:style-name="P10">Write a Python function named calculate_percentage_change_from_start(data_series) that takes a list of numerical values, data_series, as input. </text:p>
      <text:p text:style-name="P10"/>
      <text:p text:style-name="P10">The function should calculate the percentage change for each value in the data_series relative to the first value in the series. </text:p>
      <text:p text:style-name="P10"/>
      <text:p text:style-name="P10">The formula for percentage change is: ((Current Value - First Value) / First Value) * 100. </text:p>
      <text:p text:style-name="P10"/>
      <text:p text:style-name="P10">The function should return a new list containing these calculated percentage changes. </text:p>
      <text:p text:style-name="P10"/>
      <text:p text:style-name="P10">The calculations must ensure valid mathematical results. </text:p>
      <text:p text:style-name="P10"/>
      <text:p text:style-name="P10">Consider these details: The input data_series will always contain at least one numerical value. </text:p>
      <text:p text:style-name="P10"/>
      <text:p text:style-name="P10">The values can be integers or floats. </text:p>
      <text:p text:style-name="P10"/>
      <text:p text:style-name="P10">Provide only the function definition.</text:p>
      <text:p text:style-name="P10"/>
      <text:p text:style-name="P3">Output code can be found at <text:span text:style-name="T4">zero_division</text:span>.py .</text:p>
      <text:p text:style-name="P3"/>
      <text:p text:style-name="P8">In this example copilot code <text:span text:style-name="T4">with input</text:span></text:p>
      <text:p text:style-name="P8">data_series_failing = [0, 10, 20]</text:p>
      <text:p text:style-name="P10">Throws: ZeroDivisionError: division by zero</text:p>
      <text:p text:style-name="P10"/>
      <text:p text:style-name="P12"><text:soft-page-break/>Example 3 “<text:span text:style-name="T5">File not found handling”</text:span></text:p>
      <text:p text:style-name="P12">Write a Python function sum_numbers_from_file(filepath) that reads a text file where each line contains a single integer or float. </text:p>
      <text:p text:style-name="P12">The function should calculate the sum of all these numbers. </text:p>
      <text:p text:style-name="P12"/>
      <text:p text:style-name="P12">The function should return the total sum. </text:p>
      <text:p text:style-name="P12"/>
      <text:p text:style-name="P12">Consider these details: The input is always a text file. </text:p>
      <text:p text:style-name="P12"/>
      <text:p text:style-name="P12">The file might be empty, in which case the sum should be 0. </text:p>
      <text:p text:style-name="P12"/>
      <text:p text:style-name="P12">Provide only the function definition Ensure proper file path</text:p>
      <text:p text:style-name="P12"/>
      <text:p text:style-name="P4">Output code can be found at nonexistant_file.py .</text:p>
      <text:p text:style-name="P4"/>
      <text:p text:style-name="P9">In this example copilot code <text:span text:style-name="T4">with input</text:span></text:p>
      <text:p text:style-name="P9">‘non_existent_file.txt’</text:p>
      <text:p text:style-name="P11">FileNotFoundError: [Errno 2] No such file or directory: 'non_existent_file.t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19:55:20.864437726</meta:creation-date>
    <dc:date>2025-07-09T21:14:54.248931622</dc:date>
    <meta:editing-duration>PT51M3S</meta:editing-duration>
    <meta:editing-cycles>6</meta:editing-cycles>
    <meta:generator>LibreOffice/24.2.7.2$Linux_X86_64 LibreOffice_project/420$Build-2</meta:generator>
    <meta:document-statistic meta:table-count="0" meta:image-count="0" meta:object-count="0" meta:page-count="3" meta:paragraph-count="71" meta:word-count="743" meta:character-count="4957" meta:non-whitespace-character-count="4238"/>
  </office:meta>
</office:document-meta>
</file>